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grabs loot</text:p>
      <text:p text:style-name="P2"/>
      <text:p text:style-name="P1">Summery:<text:tab/>Interaction between Kelde and dropped loot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Inventory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Walks into loot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Loot becomes part of Kelde inventory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37:47.65</dc:date>
    <dc:creator>Anders Bolin</dc:creator>
    <meta:editing-duration>PT1H2M32S</meta:editing-duration>
    <meta:editing-cycles>9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1" meta:character-count="255"/>
  </office:meta>
</office:document-meta>
</file>